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087c"/>
    </style:style>
    <style:style style:name="P2" style:family="paragraph" style:parent-style-name="Text_20_body">
      <style:text-properties officeooo:paragraph-rsid="000408f4"/>
    </style:style>
    <style:style style:name="T1" style:family="text">
      <style:text-properties officeooo:rsid="0002947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wc-endpoint"/></text:p>
      <text:section text:style-name="Sect1" text:name="content">
        <text:section text:style-name="Sect1" text:name="container">
          <text:section text:style-name="Sect1" text:name="thumbnail-container">
            <text:section text:style-name="Sect1" text:name="overlays">
              <text:p text:style-name="Standard"><text:a xlink:type="simple" xlink:href="https://www.youtube.com/watch?v=wi-MGFhrad0&amp;list=PLhW3qG5bs-L99pQsZ74f-LC-tOEsBp2rK&amp;index=1" text:style-name="Internet_20_link" text:visited-style-name="Visited_20_Internet_20_Link">6:01 </text:a></text:p>
            </text:section>
          </text:section>
          <text:section text:style-name="Sect1" text:name="meta">
            <text:h text:style-name="Heading_20_4" text:outline-level="4"><text:bookmark text:name="video-title"/>Docker Beginner Tutorial 1 - What is DOCKER (step by step) | Docker Introduction | Docker basics </text:h>
          </text:section>
        </text:section>
      </text:section>
      <text:section text:style-name="Sect1" text:name="Section1">
        <text:section text:style-name="Sect1" text:name="Section2">
          <text:section text:style-name="Sect1" text:name="Section3">
            <text:section text:style-name="Sect1" text:name="Section4">
              <text:p text:style-name="Standard"><text:a xlink:type="simple" xlink:href="https://www.youtube.com/watch?v=0e-KiGJIiDc&amp;list=PLhW3qG5bs-L99pQsZ74f-LC-tOEsBp2rK&amp;index=2" text:style-name="Internet_20_link" text:visited-style-name="Visited_20_Internet_20_Link">4:20 </text:a></text:p>
            </text:section>
          </text:section>
          <text:section text:style-name="Sect1" text:name="Section8">
            <text:h text:style-name="Heading_20_4" text:outline-level="4"><text:bookmark text:name="meta"/><text:bookmark text:name="video-title1"/>Docker Beginner Tutorial 2 - How DOCKER works | Docker Architecture </text:h>
          </text:section>
        </text:section>
      </text:section>
      <text:section text:style-name="Sect1" text:name="Section11">
        <text:section text:style-name="Sect1" text:name="Section12">
          <text:section text:style-name="Sect1" text:name="Section13">
            <text:section text:style-name="Sect1" text:name="Section14">
              <text:p text:style-name="Standard"><text:a xlink:type="simple" xlink:href="https://www.youtube.com/watch?v=YCrRy7pBzdc&amp;list=PLhW3qG5bs-L99pQsZ74f-LC-tOEsBp2rK&amp;index=3" text:style-name="Internet_20_link" text:visited-style-name="Visited_20_Internet_20_Link">2:46 </text:a></text:p>
            </text:section>
          </text:section>
          <text:section text:style-name="Sect1" text:name="Section18">
            <text:h text:style-name="Heading_20_4" text:outline-level="4"><text:bookmark text:name="meta1"/><text:bookmark text:name="video-title2"/>Docker Beginner Tutorial 3 - Benefits of DOCKER | Why to use DOCKER | Advantages of DOCKER </text:h>
          </text:section>
        </text:section>
      </text:section>
      <text:section text:style-name="Sect1" text:name="Section21">
        <text:section text:style-name="Sect1" text:name="Section22">
          <text:section text:style-name="Sect1" text:name="Section23">
            <text:section text:style-name="Sect1" text:name="Section24">
              <text:p text:style-name="Standard"><text:a xlink:type="simple" xlink:href="https://www.youtube.com/watch?v=KCckWweNSrM&amp;list=PLhW3qG5bs-L99pQsZ74f-LC-tOEsBp2rK&amp;index=4" text:style-name="Internet_20_link" text:visited-style-name="Visited_20_Internet_20_Link">8:38 </text:a></text:p>
            </text:section>
          </text:section>
          <text:section text:style-name="Sect1" text:name="Section28">
            <text:h text:style-name="Heading_20_4" text:outline-level="4"><text:bookmark text:name="video-title3"/><text:bookmark text:name="meta2"/>Docker Beginner Tutorial 4 - How to install DOCKER on LINUX ? Step by Step </text:h>
            <text:p text:style-name="Text_20_body"/>
            <text:p text:style-name="P1">Today we will learn : </text:p>
            <text:p text:style-name="P1">How to install Docker on Linux </text:p>
            <text:p text:style-name="P1"/>
            <text:p text:style-name="P1">Agenda: </text:p>
            <text:p text:style-name="P1">Prerequisites </text:p>
            <text:p text:style-name="P1">Connect to Linux </text:p>
            <text:p text:style-name="P1">Install Docker </text:p>
            <text:p text:style-name="P1">Start Docker </text:p>
            <text:p text:style-name="P1">Stop Docker </text:p>
            <text:p text:style-name="P1">Uninstall Docker </text:p>
            <text:p text:style-name="P1"/>
            <text:p text:style-name="P1">Prerequisite </text:p>
            <text:p text:style-name="P1">OS should be 64 bit </text:p>
            <text:p text:style-name="P1">Linux kernel ver 3.10 or greater </text:p>
            <text:p text:style-name="P1"/>
            <text:p text:style-name="P1">command to check : uname -r </text:p>
            <text:p text:style-name="P1"/>
            <text:p text:style-name="P1">STEP 1 - Connect to Linux system </text:p>
            <text:p text:style-name="P2">STEP 2 - Install DOCKER sudo yum -y update sudo yum install -y docker docker docker --version STEP 3 - start DOCKER </text:p>
            <text:p text:style-name="P2"><text:soft-page-break/>sudo service docker start </text:p>
            <text:p text:style-name="P2">sudo usermod -a -G docker "user" </text:p>
            <text:p text:style-name="P2"/>
            <text:p text:style-name="P2">docker info </text:p>
            <text:p text:style-name="P2">docker run hello-world : to run hello-world image docker images : to get list of images present locally docker ps : to get list of running containers docker </text:p>
            <text:p text:style-name="P2">ps -a . : to get list of all containers </text:p>
            <text:p text:style-name="P2"/>
            <text:p text:style-name="P2">STEP 4 - stop DOCKER </text:p>
            <text:p text:style-name="P2">sudo service docker stop </text:p>
            <text:p text:style-name="P2">uninstall DOCKER </text:p>
            <text:p text:style-name="P2">sudo yum remove docker </text:p>
            <text:p text:style-name="P2"/>
            <text:p text:style-name="P2">HELPFUL TIPS </text:p>
            <text:p text:style-name="P2">You can visit - <text:a xlink:type="simple" xlink:href="https://www.youtube.com/redirect?event=video_description&amp;q=https%3A%2F%2Fget.docker.com%2F&amp;redir_token=HQ9c56cgC-LjVP4CAlEZsbZ6ekB8MTU0MTc3NzQ3N0AxNTQxNjkxMDc3&amp;v=KCckWweNSrM" text:style-name="Internet_20_link" text:visited-style-name="Visited_20_Internet_20_Link">https://get.docker.com/</text:a> for more installation related help </text:p>
            <text:p text:style-name="P2">To install docker from binaries <text:a xlink:type="simple" xlink:href="https://www.youtube.com/redirect?event=video_description&amp;q=https%3A%2F%2Fdocs.docker.com%2Fengine%2Finstallation%2Fbinaries%2F&amp;redir_token=HQ9c56cgC-LjVP4CAlEZsbZ6ekB8MTU0MTc3NzQ3N0AxNTQxNjkxMDc3&amp;v=KCckWweNSrM" text:style-name="Internet_20_link" text:visited-style-name="Visited_20_Internet_20_Link">https://docs.docker.com/engine/instal...</text:a> </text:p>
            <text:p text:style-name="P2"/>
            <text:p text:style-name="P2">Installation steps for amazon ec2 <text:a xlink:type="simple" xlink:href="https://www.youtube.com/redirect?event=video_description&amp;q=http%3A%2F%2Fdocs.aws.amazon.com%2FAmazonECS%2Flatest%2Fdeveloperguide%2Fdocker-basics.html&amp;redir_token=HQ9c56cgC-LjVP4CAlEZsbZ6ekB8MTU0MTc3NzQ3N0AxNTQxNjkxMDc3&amp;v=KCckWweNSrM" text:style-name="Internet_20_link" text:visited-style-name="Visited_20_Internet_20_Link">http://docs.aws.amazon.com/AmazonECS/...</text:a> </text:p>
            <text:p text:style-name="P2"/>
            <text:p text:style-name="P2">References: </text:p>
            <text:p text:style-name="P2">Linux free instance - <text:a xlink:type="simple" xlink:href="https://www.youtube.com/redirect?event=video_description&amp;q=https%3A%2F%2Faws.amazon.com%2Ffree%2F&amp;redir_token=HQ9c56cgC-LjVP4CAlEZsbZ6ekB8MTU0MTc3NzQ3N0AxNTQxNjkxMDc3&amp;v=KCckWweNSrM" text:style-name="Internet_20_link" text:visited-style-name="Visited_20_Internet_20_Link">https://aws.amazon.com/free/</text:a> </text:p>
            <text:p text:style-name="P2">Docker Manuals - <text:a xlink:type="simple" xlink:href="https://www.youtube.com/redirect?event=video_description&amp;q=https%3A%2F%2Fdocs.docker.com%2Fmanuals%2F&amp;redir_token=HQ9c56cgC-LjVP4CAlEZsbZ6ekB8MTU0MTc3NzQ3N0AxNTQxNjkxMDc3&amp;v=KCckWweNSrM" text:style-name="Internet_20_link" text:visited-style-name="Visited_20_Internet_20_Link">https://docs.docker.com/manuals/</text:a> <text:a xlink:type="simple" xlink:href="https://www.youtube.com/redirect?event=video_description&amp;q=https%3A%2F%2Fget.docker.com%2F&amp;redir_token=HQ9c56cgC-LjVP4CAlEZsbZ6ekB8MTU0MTc3NzQ3N0AxNTQxNjkxMDc3&amp;v=KCckWweNSrM" text:style-name="Internet_20_link" text:visited-style-name="Visited_20_Internet_20_Link">https://get.docker.com/</text:a> <text:a xlink:type="simple" xlink:href="https://www.youtube.com/redirect?event=video_description&amp;q=https%3A%2F%2Fdocs.docker.com%2Fengine%2Finstallation%2Fbinaries%2F&amp;redir_token=HQ9c56cgC-LjVP4CAlEZsbZ6ekB8MTU0MTc3NzQ3N0AxNTQxNjkxMDc3&amp;v=KCckWweNSrM" text:style-name="Internet_20_link" text:visited-style-name="Visited_20_Internet_20_Link">https://docs.docker.com/engine/instal...</text:a> <text:a xlink:type="simple" xlink:href="https://www.youtube.com/redirect?event=video_description&amp;q=http%3A%2F%2Fdocs.aws.amazon.com%2FAmazonECS%2Flatest%2Fdeveloperguide%2Fdocker-basics.html&amp;redir_token=HQ9c56cgC-LjVP4CAlEZsbZ6ekB8MTU0MTc3NzQ3N0AxNTQxNjkxMDc3&amp;v=KCckWweNSrM" text:style-name="Internet_20_link" text:visited-style-name="Visited_20_Internet_20_Link">http://docs.aws.amazon.com/AmazonECS/...</text:a> ____________________________________________________________ _____________________________________________________________ </text:p>
            <text:p text:style-name="P2"><text:a xlink:type="simple" xlink:href="https://www.youtube.com/results?search_query=%23DockerOnLinux" text:style-name="Internet_20_link" text:visited-style-name="Visited_20_Internet_20_Link">#DockerOnLinux</text:a></text:p>
            <text:p text:style-name="P2"><text:s/><text:a xlink:type="simple" xlink:href="https://www.youtube.com/results?search_query=%23DockerInstallation" text:style-name="Internet_20_link" text:visited-style-name="Visited_20_Internet_20_Link">#DockerInstallation</text:a> </text:p>
            <text:p text:style-name="P2"><text:a xlink:type="simple" xlink:href="https://www.youtube.com/results?search_query=%23HowToInstallDocker" text:style-name="Internet_20_link" text:visited-style-name="Visited_20_Internet_20_Link">#HowToInstallDocker</text:a></text:p>
            <text:p text:style-name="P2"><text:s/><text:a xlink:type="simple" xlink:href="https://www.youtube.com/results?search_query=%23DockerTutorials" text:style-name="Internet_20_link" text:visited-style-name="Visited_20_Internet_20_Link">#DockerTutorials</text:a> </text:p>
            <text:p text:style-name="P2"><text:a xlink:type="simple" xlink:href="https://www.youtube.com/results?search_query=%23DockerTraining" text:style-name="Internet_20_link" text:visited-style-name="Visited_20_Internet_20_Link">#DockerTraining</text:a> </text:p>
            <text:p text:style-name="P2"><text:a xlink:type="simple" xlink:href="https://www.youtube.com/results?search_query=%23DevOpsTools" text:style-name="Internet_20_link" text:visited-style-name="Visited_20_Internet_20_Link">#DevOpsTools</text:a> </text:p>
            <text:p text:style-name="P2"><text:soft-page-break/><text:a xlink:type="simple" xlink:href="https://www.youtube.com/results?search_query=%23DevOpsTraining" text:style-name="Internet_20_link" text:visited-style-name="Visited_20_Internet_20_Link">#DevOpsTraining</text:a> </text:p>
            <text:p text:style-name="P2"><text:a xlink:type="simple" xlink:href="https://www.youtube.com/results?search_query=%23DockerCommands" text:style-name="Internet_20_link" text:visited-style-name="Visited_20_Internet_20_Link">#DockerCommands</text:a> </text:p>
            <text:p text:style-name="P2"><text:a xlink:type="simple" xlink:href="https://www.youtube.com/results?search_query=%23DockerForBeginners" text:style-name="Internet_20_link" text:visited-style-name="Visited_20_Internet_20_Link">#DockerForBeginners</text:a></text:p>
            <text:p text:style-name="Text_20_body"/>
            <text:p text:style-name="Text_20_body"/>
            <text:p text:style-name="Text_20_body"/>
          </text:section>
        </text:section>
      </text:section>
      <text:section text:style-name="Sect1" text:name="Section31">
        <text:section text:style-name="Sect1" text:name="Section32">
          <text:section text:style-name="Sect1" text:name="Section33">
            <text:section text:style-name="Sect1" text:name="Section34">
              <text:p text:style-name="Standard"><text:a xlink:type="simple" xlink:href="https://www.youtube.com/watch?v=ymlWt1MqURY&amp;list=PLhW3qG5bs-L99pQsZ74f-LC-tOEsBp2rK&amp;index=5" text:style-name="Internet_20_link" text:visited-style-name="Visited_20_Internet_20_Link">10:54 </text:a></text:p>
            </text:section>
          </text:section>
          <text:section text:style-name="Sect1" text:name="Section38">
            <text:h text:style-name="Heading_20_4" text:outline-level="4"><text:bookmark text:name="meta3"/><text:bookmark text:name="video-title4"/>Docker Beginner Tutorial 5 - How to install DOCKER on WINDOWS ? Step by Step </text:h>
          </text:section>
        </text:section>
      </text:section>
      <text:section text:style-name="Sect1" text:name="Section41">
        <text:section text:style-name="Sect1" text:name="Section42">
          <text:section text:style-name="Sect1" text:name="Section43">
            <text:section text:style-name="Sect1" text:name="Section44">
              <text:p text:style-name="Standard"><text:a xlink:type="simple" xlink:href="https://www.youtube.com/watch?v=MU8HUVlJTEY&amp;list=PLhW3qG5bs-L99pQsZ74f-LC-tOEsBp2rK&amp;index=6" text:style-name="Internet_20_link" text:visited-style-name="Visited_20_Internet_20_Link">11:45 </text:a></text:p>
            </text:section>
          </text:section>
          <text:section text:style-name="Sect1" text:name="Section48">
            <text:h text:style-name="Heading_20_4" text:outline-level="4"><text:bookmark text:name="meta4"/><text:bookmark text:name="video-title5"/>Docker Beginner Tutorial 6 - How to install DOCKER on MAC ? Step by Step | How to Install Docker </text:h>
          </text:section>
        </text:section>
      </text:section>
      <text:section text:style-name="Sect1" text:name="Section50">
        <text:section text:style-name="Sect1" text:name="Section51">
          <text:section text:style-name="Sect1" text:name="Section52">
            <text:section text:style-name="Sect1" text:name="Section53">
              <text:p text:style-name="Standard"><text:a xlink:type="simple" xlink:href="https://www.youtube.com/watch?v=HqBMEmoAd1M&amp;list=PLhW3qG5bs-L99pQsZ74f-LC-tOEsBp2rK&amp;index=7" text:style-name="Internet_20_link" text:visited-style-name="Visited_20_Internet_20_Link">17:25 </text:a></text:p>
            </text:section>
          </text:section>
          <text:section text:style-name="Sect1" text:name="Section57">
            <text:h text:style-name="Heading_20_4" text:outline-level="4"><text:bookmark text:name="meta5"/><text:bookmark text:name="video-title6"/><text:span text:style-name="T1">7. </text:span>Docker Basic Commands | Docker FAQ | Docker Interview Questions | Docker for Beginners </text:h>
          </text:section>
        </text:section>
      </text:section>
      <text:section text:style-name="Sect1" text:name="Section60">
        <text:section text:style-name="Sect1" text:name="Section61">
          <text:section text:style-name="Sect1" text:name="Section62">
            <text:section text:style-name="Sect1" text:name="Section63">
              <text:p text:style-name="Standard"><text:a xlink:type="simple" xlink:href="https://www.youtube.com/watch?v=QBOcKdh-fwQ&amp;list=PLhW3qG5bs-L99pQsZ74f-LC-tOEsBp2rK&amp;index=8" text:style-name="Internet_20_link" text:visited-style-name="Visited_20_Internet_20_Link">12:15 </text:a></text:p>
            </text:section>
          </text:section>
          <text:section text:style-name="Sect1" text:name="Section67">
            <text:h text:style-name="Heading_20_4" text:outline-level="4"><text:bookmark text:name="meta6"/><text:bookmark text:name="video-title7"/><text:span text:style-name="T1">8. </text:span>What are Docker Images | How to create Docker Images | Docker Images Beginner Tutorial </text:h>
          </text:section>
        </text:section>
      </text:section>
      <text:section text:style-name="Sect1" text:name="Section70">
        <text:section text:style-name="Sect1" text:name="Section71">
          <text:p text:style-name="Standard"><text:bookmark text:name="container7"/><text:bookmark text:name="index8"/>9. <text:a xlink:type="simple" xlink:href="https://www.youtube.com/watch?v=Rv3DAJbDrS0&amp;list=PLhW3qG5bs-L99pQsZ74f-LC-tOEsBp2rK&amp;index=9" text:style-name="Internet_20_link" text:visited-style-name="Visited_20_Internet_20_Link">11:38 </text:a></text:p>
          <text:section text:style-name="Sect1" text:name="Section77">
            <text:h text:style-name="Heading_20_4" text:outline-level="4"><text:bookmark text:name="meta7"/><text:bookmark text:name="video-title8"/>What are Docker Containers | How to create Docker Containers | Basic Commands </text:h>
            <text:section text:style-name="Sect1" text:name="Section78">
              <text:p text:style-name="Text_20_body"><text:bookmark text:name="byline-containerz7"/><text:bookmark text:name="byline8"/>Automation Step by Step - Raghav Pal </text:p>
            </text:section>
          </text:section>
        </text:section>
      </text:section>
      <text:section text:style-name="Sect1" text:name="Section80">
        <text:section text:style-name="Sect1" text:name="Section81">
          <text:p text:style-name="Standard"><text:bookmark text:name="container8"/><text:bookmark text:name="index9"/>10 <text:bookmark text:name="img9"/><text:bookmark text:name="thumbnail9"/><text:bookmark text:name="thumbnail-container8"/><text:a xlink:type="simple" xlink:href="https://www.youtube.com/watch?v=iN3he0eVUyw&amp;list=PLhW3qG5bs-L99pQsZ74f-LC-tOEsBp2rK&amp;index=10" text:style-name="Internet_20_link" text:visited-style-name="Visited_20_Internet_20_Link"><text:s/></text:a><text:a xlink:type="simple" xlink:href="https://www.youtube.com/watch?v=iN3he0eVUyw&amp;list=PLhW3qG5bs-L99pQsZ74f-LC-tOEsBp2rK&amp;index=10" text:style-name="Internet_20_link" text:visited-style-name="Visited_20_Internet_20_Link">16:41 </text:a></text:p>
          <text:section text:style-name="Sect1" text:name="Section87">
            <text:h text:style-name="Heading_20_4" text:outline-level="4"><text:bookmark text:name="meta8"/><text:bookmark text:name="video-title9"/>How to run Jenkins on Docker container | How to create Jenkins Volumes on Docker | Beginners </text:h>
            <text:section text:style-name="Sect1" text:name="Section88">
              <text:p text:style-name="Text_20_body"><text:bookmark text:name="byline-containerz8"/><text:bookmark text:name="byline9"/>Automation Step by Step - Raghav Pal </text:p>
            </text:section>
          </text:section>
        </text:section>
      </text:section>
      <text:section text:style-name="Sect1" text:name="Section90">
        <text:section text:style-name="Sect1" text:name="Section91">
          <text:p text:style-name="Standard"><text:bookmark text:name="container9"/><text:bookmark text:name="index10"/>11 <text:a xlink:type="simple" xlink:href="https://www.youtube.com/watch?v=LQjaJINkQXY&amp;list=PLhW3qG5bs-L99pQsZ74f-LC-tOEsBp2rK&amp;index=11" text:style-name="Internet_20_link" text:visited-style-name="Visited_20_Internet_20_Link">10:10 </text:a></text:p>
          <text:section text:style-name="Sect1" text:name="Section97">
            <text:h text:style-name="Heading_20_4" text:outline-level="4"><text:bookmark text:name="meta9"/><text:bookmark text:name="video-title10"/>What is Dockerfile | How to create and build Dockerfile | Dockerfile Basic Commands </text:h>
          </text:section>
        </text:section>
      </text:section>
      <text:section text:style-name="Sect1" text:name="Section100">
        <text:section text:style-name="Sect1" text:name="Section101">
          <text:p text:style-name="Standard"><text:bookmark text:name="container10"/><text:bookmark text:name="index11"/>12 <text:a xlink:type="simple" xlink:href="https://www.youtube.com/watch?v=HUpIoF_conA&amp;list=PLhW3qG5bs-L99pQsZ74f-LC-tOEsBp2rK&amp;index=12" text:style-name="Internet_20_link" text:visited-style-name="Visited_20_Internet_20_Link">18:23 </text:a></text:p>
          <text:section text:style-name="Sect1" text:name="Section107">
            <text:h text:style-name="Heading_20_4" text:outline-level="4"><text:bookmark text:name="meta10"/><text:bookmark text:name="video-title11"/>What is Docker Compose | How to create docker compose file | How to use Compose </text:h>
          </text:section>
        </text:section>
      </text:section>
      <text:section text:style-name="Sect1" text:name="Section109">
        <text:section text:style-name="Sect1" text:name="items">
          <text:section text:style-name="Sect1" text:name="Section115">
            <text:section text:style-name="Sect1" text:name="Section116">
              <text:p text:style-name="Standard"><text:bookmark text:name="container13"/><text:bookmark text:name="index12"/><text:span text:style-name="T1">13. </text:span><text:a xlink:type="simple" xlink:href="https://www.youtube.com/watch?v=VOK06Q4QqvE&amp;index=13&amp;list=PLhW3qG5bs-L99pQsZ74f-LC-tOEsBp2rK" text:style-name="Internet_20_link" text:visited-style-name="Visited_20_Internet_20_Link">16:51 </text:a></text:p>
              <text:section text:style-name="Sect1" text:name="Section122">
                <text:h text:style-name="Heading_20_4" text:outline-level="4"><text:bookmark text:name="meta12"/><text:bookmark text:name="video-title12"/>What is Docker Volume | How to create Volumes | What is Bind Mount | Docker Storage </text:h>
              </text:section>
            </text:section>
          </text:section>
          <text:section text:style-name="Sect1" text:name="Section125">
            <text:section text:style-name="Sect1" text:name="Section126">
              <text:p text:style-name="Standard"><text:bookmark text:name="container14"/><text:bookmark text:name="index13"/>14 <text:a xlink:type="simple" xlink:href="https://www.youtube.com/watch?v=bU2NNFJ-UXA&amp;index=14&amp;list=PLhW3qG5bs-L99pQsZ74f-LC-tOEsBp2rK" text:style-name="Internet_20_link" text:visited-style-name="Visited_20_Internet_20_Link">32:40 </text:a></text:p>
              <text:section text:style-name="Sect1" text:name="Section132">
                <text:h text:style-name="Heading_20_4" text:outline-level="4"><text:bookmark text:name="meta13"/><text:bookmark text:name="video-title13"/>Docker Swarm| Step by Step | What is Docker Swarm | How to create Docker Swarm </text:h>
                <text:section text:style-name="Sect1" text:name="Section133">
                  <text:p text:style-name="Text_20_body"><text:bookmark text:name="wc-endpoint15"/><text:bookmark text:name="content14"/></text:p>
                </text:section>
              </text:section>
            </text:section>
          </text:section>
          <text:section text:style-name="Sect1" text:name="Section135">
            <text:section text:style-name="Sect1" text:name="Section136">
              <text:p text:style-name="Standard"><text:bookmark text:name="container15"/><text:bookmark text:name="index14"/>15 <text:bookmark text:name="overlays13"/>12:15 </text:p>
              <text:section text:style-name="Sect1" text:name="Section141">
                <text:h text:style-name="Heading_20_4" text:outline-level="4"><text:bookmark text:name="meta14"/><text:bookmark text:name="video-title14"/>Docker Interview Questions - Part 1 </text:h>
              </text:section>
            </text:section>
          </text:section>
          <text:section text:style-name="Sect1" text:name="Section144">
            <text:section text:style-name="Sect1" text:name="Section145">
              <text:p text:style-name="Standard"><text:bookmark text:name="container16"/><text:bookmark text:name="index15"/>16 . <text:a xlink:type="simple" xlink:href="https://www.youtube.com/watch?v=_bWwaXMTdL0&amp;index=16&amp;list=PLhW3qG5bs-L99pQsZ74f-LC-tOEsBp2rK" text:style-name="Internet_20_link" text:visited-style-name="Visited_20_Internet_20_Link">12:39 </text:a></text:p>
              <text:section text:style-name="Sect1" text:name="Section151">
                <text:h text:style-name="Heading_20_4" text:outline-level="4"><text:bookmark text:name="meta15"/><text:bookmark text:name="video-title15"/><text:soft-page-break/>Docker Interview Questions - Part 2 </text:h>
              </text:section>
            </text:section>
          </text:section>
          <text:section text:style-name="Sect1" text:name="Section154">
            <text:section text:style-name="Sect1" text:name="Section155">
              <text:section text:style-name="Sect1" text:name="Section159">
                <text:h text:style-name="Heading_20_4" text:outline-level="4"/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0:14:18.830926853</meta:creation-date>
    <dc:date>2018-11-08T10:43:48.142269473</dc:date>
    <meta:editing-duration>PT8M17S</meta:editing-duration>
    <meta:editing-cycles>1</meta:editing-cycles>
    <meta:document-statistic meta:table-count="0" meta:image-count="0" meta:object-count="0" meta:page-count="4" meta:paragraph-count="74" meta:word-count="455" meta:character-count="2925" meta:non-whitespace-character-count="2471"/>
    <meta:generator>LibreOffice/6.0.6.2$Linux_X86_64 LibreOffice_project/00m0$Build-2</meta:generator>
  </office:meta>
</office:document-meta>
</file>